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a xlink:href="https://github.com/pdn75/JavaScript/tree/main/Les%204" office:target-frame-name="_top" xlink:show="replace"><text:span text:style-name="Hyperlink">https://github.com/pdn75/JavaScript/tree/main/Les%204</text:span></text:a></text:p>
      <text:p text:style-name="Standaard"/>
      <text:p text:style-name="Standaard"><draw:frame draw:style-name="a0" draw:name="Afbeelding 1" text:anchor-type="as-char" svg:x="0in" svg:y="0in" svg:width="6.3in" svg:height="3.42222in" style:rel-width="scale" style:rel-height="scale"><draw:image xlink:href="media/image1.png" xlink:type="simple" xlink:show="embed" xlink:actuate="onLoad"/><svg:title/><svg:desc>Afbeelding met tekst, schermopname, Multimediasoftware, software

Automatisch gegenereerde beschrijving</svg:desc></draw:frame></text:p>
      <text:p text:style-name="Standaard"><draw:frame draw:style-name="a1" draw:name="Afbeelding 1" text:anchor-type="as-char" svg:x="0in" svg:y="0in" svg:width="6.3in" svg:height="3.42222in" style:rel-width="scale" style:rel-height="scale"><draw:image xlink:href="media/image2.png" xlink:type="simple" xlink:show="embed" xlink:actuate="onLoad"/><svg:title/><svg:desc>Afbeelding met tekst, schermopname, software, Multimediasoftware

Automatisch gegenereerde beschrijvi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Standaardalinea-lettertype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an Pronk</meta:initial-creator>
    <dc:creator>Daan Pronk</dc:creator>
    <meta:creation-date>2024-10-01T07:54:00Z</meta:creation-date>
    <dc:date>2024-10-01T07:54:00Z</dc:date>
    <meta:template xlink:href="Normal" xlink:type="simple"/>
    <meta:editing-cycles>2</meta:editing-cycles>
    <meta:editing-duration>PT60S</meta:editing-duration>
    <meta:document-statistic meta:page-count="1" meta:paragraph-count="1" meta:word-count="19" meta:character-count="128" meta:row-count="1" meta:non-whitespace-character-count="110"/>
  </office:meta>
</office:document-meta>
</file>